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In this lab we need to implement Semantic Analysis phase of compiler.</text:span></text:p>
      <text:p text:style-name="P1"><text:span text:style-name="T1">Cosider the following grammar ans symantic rules</text:span></text:p>
      <text:p text:style-name="P1"><text:span text:style-name="T1">E-&gt; E+T<text:tab/><text:tab/>{E.val = E.val + T.val}</text:span></text:p>
      <text:p text:style-name="P1"><text:span text:style-name="T1">E-&gt;T<text:tab/><text:tab/>{E.val = T.val}</text:span></text:p>
      <text:p text:style-name="P1"><text:span text:style-name="T1">T-&gt;T*F<text:tab/><text:tab/>{T.val = T.val * F.val}</text:span></text:p>
      <text:p text:style-name="P1"><text:span text:style-name="T1">T-&gt;F<text:tab/><text:tab/>{T.val = F.val}</text:span></text:p>
      <text:p text:style-name="P1"><text:span text:style-name="T1">F-&gt;num<text:tab/><text:tab/>{F.val = num}</text:span></text:p>
      <text:p text:style-name="P1"><text:span text:style-name="T1"/></text:p>
      <text:p text:style-name="P1"><text:span text:style-name="T1">You can use any existing parser implementation for this task. </text:span></text:p>
      <text:p text:style-name="P1"><text:span text:style-name="T1">E<text:tab/>E<text:tab/>T</text:span></text:p>
      <text:p text:style-name="P1"><text:span text:style-name="T1">E<text:tab/>T</text:span></text:p>
      <text:p text:style-name="P1"><text:span text:style-name="T1">T<text:tab/>T<text:tab/>F</text:span></text:p>
      <text:p text:style-name="P1"><text:span text:style-name="T1">T<text:tab/>F</text:span></text:p>
      <text:p text:style-name="P1"><text:span text:style-name="T1">F<text:tab/>nu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